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316097242423" calcext:value-type="float">
            <text:p>2.11316</text:p>
          </table:table-cell>
          <table:table-cell office:value-type="float" office:value="2.47837474150811" calcext:value-type="float">
            <text:p>2.47837</text:p>
          </table:table-cell>
          <table:table-cell office:value-type="float" office:value="3.12208359659575" calcext:value-type="float">
            <text:p>3.1220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1441810171188" calcext:value-type="float">
            <text:p>2.11442</text:p>
          </table:table-cell>
          <table:table-cell office:value-type="float" office:value="2.45932110099524" calcext:value-type="float">
            <text:p>2.45932</text:p>
          </table:table-cell>
          <table:table-cell office:value-type="float" office:value="3.15514161044512" calcext:value-type="float">
            <text:p>3.1551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300750986969" calcext:value-type="float">
            <text:p>2.36301</text:p>
          </table:table-cell>
          <table:table-cell office:value-type="float" office:value="2.1375311709771" calcext:value-type="float">
            <text:p>2.13753</text:p>
          </table:table-cell>
          <table:table-cell office:value-type="float" office:value="2.90790974586872" calcext:value-type="float">
            <text:p>2.9079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397220231558" calcext:value-type="float">
            <text:p>2.35397</text:p>
          </table:table-cell>
          <table:table-cell office:value-type="float" office:value="2.13415779348636" calcext:value-type="float">
            <text:p>2.13416</text:p>
          </table:table-cell>
          <table:table-cell office:value-type="float" office:value="2.89718475297151" calcext:value-type="float">
            <text:p>2.8971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124263982732" calcext:value-type="float">
            <text:p>2.33124</text:p>
          </table:table-cell>
          <table:table-cell office:value-type="float" office:value="2.15708649985737" calcext:value-type="float">
            <text:p>2.15709</text:p>
          </table:table-cell>
          <table:table-cell office:value-type="float" office:value="2.90243197561298" calcext:value-type="float">
            <text:p>2.90243</text:p>
          </table:table-cell>
          <table:table-cell office:value-type="float" office:value="35231850" calcext:value-type="float">
            <text:p>3523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885814674007" calcext:value-type="float">
            <text:p>2.32886</text:p>
          </table:table-cell>
          <table:table-cell office:value-type="float" office:value="2.17130178024732" calcext:value-type="float">
            <text:p>2.1713</text:p>
          </table:table-cell>
          <table:table-cell office:value-type="float" office:value="2.91431569756846" calcext:value-type="float">
            <text:p>2.9143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87745889018" calcext:value-type="float">
            <text:p>2.32877</text:p>
          </table:table-cell>
          <table:table-cell office:value-type="float" office:value="2.15505274346933" calcext:value-type="float">
            <text:p>2.15505</text:p>
          </table:table-cell>
          <table:table-cell office:value-type="float" office:value="2.89889279160759" calcext:value-type="float">
            <text:p>2.89889</text:p>
          </table:table-cell>
          <table:table-cell office:value-type="float" office:value="35231850" calcext:value-type="float">
            <text:p>3523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518621180719" calcext:value-type="float">
            <text:p>2.32519</text:p>
          </table:table-cell>
          <table:table-cell office:value-type="float" office:value="2.17155743738194" calcext:value-type="float">
            <text:p>2.17156</text:p>
          </table:table-cell>
          <table:table-cell office:value-type="float" office:value="2.93219169199079" calcext:value-type="float">
            <text:p>2.9321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302954269641" calcext:value-type="float">
            <text:p>2.32303</text:p>
          </table:table-cell>
          <table:table-cell office:value-type="float" office:value="2.09695994620124" calcext:value-type="float">
            <text:p>2.09696</text:p>
          </table:table-cell>
          <table:table-cell office:value-type="float" office:value="2.8284233770307" calcext:value-type="float">
            <text:p>2.828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51803541922" calcext:value-type="float">
            <text:p>2.28518</text:p>
          </table:table-cell>
          <table:table-cell office:value-type="float" office:value="2.31325728759847" calcext:value-type="float">
            <text:p>2.31326</text:p>
          </table:table-cell>
          <table:table-cell office:value-type="float" office:value="3.13594585769836" calcext:value-type="float">
            <text:p>3.1359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88254690791" calcext:value-type="float">
            <text:p>2.31188</text:p>
          </table:table-cell>
          <table:table-cell office:value-type="float" office:value="2.10674603679168" calcext:value-type="float">
            <text:p>2.10675</text:p>
          </table:table-cell>
          <table:table-cell office:value-type="float" office:value="2.82304237076218" calcext:value-type="float">
            <text:p>2.823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01825206388" calcext:value-type="float">
            <text:p>2.30402</text:p>
          </table:table-cell>
          <table:table-cell office:value-type="float" office:value="2.14269089346933" calcext:value-type="float">
            <text:p>2.14269</text:p>
          </table:table-cell>
          <table:table-cell office:value-type="float" office:value="2.69210673133177" calcext:value-type="float">
            <text:p>2.6921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33495601927" calcext:value-type="float">
            <text:p>2.28133</text:p>
          </table:table-cell>
          <table:table-cell office:value-type="float" office:value="2.30279461008186" calcext:value-type="float">
            <text:p>2.30279</text:p>
          </table:table-cell>
          <table:table-cell office:value-type="float" office:value="3.11948300208207" calcext:value-type="float">
            <text:p>3.1194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03406813627" calcext:value-type="float">
            <text:p>2.29703</text:p>
          </table:table-cell>
          <table:table-cell office:value-type="float" office:value="2.23949149711853" calcext:value-type="float">
            <text:p>2.23949</text:p>
          </table:table-cell>
          <table:table-cell office:value-type="float" office:value="3.13841717332971" calcext:value-type="float">
            <text:p>3.1384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248581918078" calcext:value-type="float">
            <text:p>2.29249</text:p>
          </table:table-cell>
          <table:table-cell office:value-type="float" office:value="2.12503579473352" calcext:value-type="float">
            <text:p>2.12504</text:p>
          </table:table-cell>
          <table:table-cell office:value-type="float" office:value="2.69270465741345" calcext:value-type="float">
            <text:p>2.692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86913374772" calcext:value-type="float">
            <text:p>2.29187</text:p>
          </table:table-cell>
          <table:table-cell office:value-type="float" office:value="2.23959022564904" calcext:value-type="float">
            <text:p>2.23959</text:p>
          </table:table-cell>
          <table:table-cell office:value-type="float" office:value="3.13186780340342" calcext:value-type="float">
            <text:p>3.1318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675303753572" calcext:value-type="float">
            <text:p>2.28675</text:p>
          </table:table-cell>
          <table:table-cell office:value-type="float" office:value="2.22214629913827" calcext:value-type="float">
            <text:p>2.22215</text:p>
          </table:table-cell>
          <table:table-cell office:value-type="float" office:value="2.94869332971571" calcext:value-type="float">
            <text:p>2.9486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88610770013" calcext:value-type="float">
            <text:p>2.27789</text:p>
          </table:table-cell>
          <table:table-cell office:value-type="float" office:value="2.18413592180757" calcext:value-type="float">
            <text:p>2.18414</text:p>
          </table:table-cell>
          <table:table-cell office:value-type="float" office:value="2.8082882163237" calcext:value-type="float">
            <text:p>2.80829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225663516624" calcext:value-type="float">
            <text:p>2.27226</text:p>
          </table:table-cell>
          <table:table-cell office:value-type="float" office:value="2.2181770471036" calcext:value-type="float">
            <text:p>2.21818</text:p>
          </table:table-cell>
          <table:table-cell office:value-type="float" office:value="3.06430735820566" calcext:value-type="float">
            <text:p>3.0643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19355440432" calcext:value-type="float">
            <text:p>2.27219</text:p>
          </table:table-cell>
          <table:table-cell office:value-type="float" office:value="2.22909319066313" calcext:value-type="float">
            <text:p>2.22909</text:p>
          </table:table-cell>
          <table:table-cell office:value-type="float" office:value="2.93652894243732" calcext:value-type="float">
            <text:p>2.936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27608418178" calcext:value-type="float">
            <text:p>2.27128</text:p>
          </table:table-cell>
          <table:table-cell office:value-type="float" office:value="2.26143585089947" calcext:value-type="float">
            <text:p>2.26144</text:p>
          </table:table-cell>
          <table:table-cell office:value-type="float" office:value="3.02675311568422" calcext:value-type="float">
            <text:p>3.0267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9030993424" calcext:value-type="float">
            <text:p>2.2689</text:p>
          </table:table-cell>
          <table:table-cell office:value-type="float" office:value="2.1957566075068" calcext:value-type="float">
            <text:p>2.19576</text:p>
          </table:table-cell>
          <table:table-cell office:value-type="float" office:value="2.79419318379782" calcext:value-type="float">
            <text:p>2.79419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13472577184" calcext:value-type="float">
            <text:p>2.26613</text:p>
          </table:table-cell>
          <table:table-cell office:value-type="float" office:value="2.2124470100576" calcext:value-type="float">
            <text:p>2.21245</text:p>
          </table:table-cell>
          <table:table-cell office:value-type="float" office:value="2.93205809927058" calcext:value-type="float">
            <text:p>2.9320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0696496949" calcext:value-type="float">
            <text:p>2.26507</text:p>
          </table:table-cell>
          <table:table-cell office:value-type="float" office:value="2.17770788543385" calcext:value-type="float">
            <text:p>2.17771</text:p>
          </table:table-cell>
          <table:table-cell office:value-type="float" office:value="2.88717419420498" calcext:value-type="float">
            <text:p>2.8871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14589755876" calcext:value-type="float">
            <text:p>2.27815</text:p>
          </table:table-cell>
          <table:table-cell office:value-type="float" office:value="2.26483670662601" calcext:value-type="float">
            <text:p>2.26484</text:p>
          </table:table-cell>
          <table:table-cell office:value-type="float" office:value="3.13399727761923" calcext:value-type="float">
            <text:p>3.13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78752991297" calcext:value-type="float">
            <text:p>2.26379</text:p>
          </table:table-cell>
          <table:table-cell office:value-type="float" office:value="2.27621049120173" calcext:value-type="float">
            <text:p>2.27621</text:p>
          </table:table-cell>
          <table:table-cell office:value-type="float" office:value="3.04527242889794" calcext:value-type="float">
            <text:p>3.0452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142173246693" calcext:value-type="float">
            <text:p>2.26142</text:p>
          </table:table-cell>
          <table:table-cell office:value-type="float" office:value="2.20482227990703" calcext:value-type="float">
            <text:p>2.20482</text:p>
          </table:table-cell>
          <table:table-cell office:value-type="float" office:value="3.0596718752651" calcext:value-type="float">
            <text:p>3.0596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41562103781" calcext:value-type="float">
            <text:p>2.26942</text:p>
          </table:table-cell>
          <table:table-cell office:value-type="float" office:value="2.26056384095982" calcext:value-type="float">
            <text:p>2.26056</text:p>
          </table:table-cell>
          <table:table-cell office:value-type="float" office:value="3.1215927199637" calcext:value-type="float">
            <text:p>3.1215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98562211174" calcext:value-type="float">
            <text:p>2.25899</text:p>
          </table:table-cell>
          <table:table-cell office:value-type="float" office:value="2.30462027936363" calcext:value-type="float">
            <text:p>2.30462</text:p>
          </table:table-cell>
          <table:table-cell office:value-type="float" office:value="3.25880893952302" calcext:value-type="float">
            <text:p>3.258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7435774571" calcext:value-type="float">
            <text:p>2.25874</text:p>
          </table:table-cell>
          <table:table-cell office:value-type="float" office:value="2.18119352226034" calcext:value-type="float">
            <text:p>2.18119</text:p>
          </table:table-cell>
          <table:table-cell office:value-type="float" office:value="2.86429907176145" calcext:value-type="float">
            <text:p>2.864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81298855787" calcext:value-type="float">
            <text:p>2.25681</text:p>
          </table:table-cell>
          <table:table-cell office:value-type="float" office:value="2.29913407730464" calcext:value-type="float">
            <text:p>2.29913</text:p>
          </table:table-cell>
          <table:table-cell office:value-type="float" office:value="3.26899182422724" calcext:value-type="float">
            <text:p>3.2689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618959982699" calcext:value-type="float">
            <text:p>2.25619</text:p>
          </table:table-cell>
          <table:table-cell office:value-type="float" office:value="2.26906482121478" calcext:value-type="float">
            <text:p>2.26906</text:p>
          </table:table-cell>
          <table:table-cell office:value-type="float" office:value="2.89459128244488" calcext:value-type="float">
            <text:p>2.8945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88287749904" calcext:value-type="float">
            <text:p>2.25388</text:p>
          </table:table-cell>
          <table:table-cell office:value-type="float" office:value="2.11734346015882" calcext:value-type="float">
            <text:p>2.11734</text:p>
          </table:table-cell>
          <table:table-cell office:value-type="float" office:value="2.8342136381553" calcext:value-type="float">
            <text:p>2.8342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84166945691" calcext:value-type="float">
            <text:p>2.24984</text:p>
          </table:table-cell>
          <table:table-cell office:value-type="float" office:value="2.11046931224331" calcext:value-type="float">
            <text:p>2.11047</text:p>
          </table:table-cell>
          <table:table-cell office:value-type="float" office:value="2.82562267685565" calcext:value-type="float">
            <text:p>2.8256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73162216295" calcext:value-type="float">
            <text:p>2.24732</text:p>
          </table:table-cell>
          <table:table-cell office:value-type="float" office:value="2.3109579359661" calcext:value-type="float">
            <text:p>2.31096</text:p>
          </table:table-cell>
          <table:table-cell office:value-type="float" office:value="3.03429572179134" calcext:value-type="float">
            <text:p>3.034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06836200597" calcext:value-type="float">
            <text:p>2.24407</text:p>
          </table:table-cell>
          <table:table-cell office:value-type="float" office:value="2.2916625039401" calcext:value-type="float">
            <text:p>2.29166</text:p>
          </table:table-cell>
          <table:table-cell office:value-type="float" office:value="2.89546753285303" calcext:value-type="float">
            <text:p>2.8954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15372628468" calcext:value-type="float">
            <text:p>2.24315</text:p>
          </table:table-cell>
          <table:table-cell office:value-type="float" office:value="2.26692902039069" calcext:value-type="float">
            <text:p>2.26693</text:p>
          </table:table-cell>
          <table:table-cell office:value-type="float" office:value="2.98729665467214" calcext:value-type="float">
            <text:p>2.98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41650808182" calcext:value-type="float">
            <text:p>2.24242</text:p>
          </table:table-cell>
          <table:table-cell office:value-type="float" office:value="2.21676574510859" calcext:value-type="float">
            <text:p>2.21677</text:p>
          </table:table-cell>
          <table:table-cell office:value-type="float" office:value="2.96035398680179" calcext:value-type="float">
            <text:p>2.960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33558784908" calcext:value-type="float">
            <text:p>2.23834</text:p>
          </table:table-cell>
          <table:table-cell office:value-type="float" office:value="2.33242700386872" calcext:value-type="float">
            <text:p>2.33243</text:p>
          </table:table-cell>
          <table:table-cell office:value-type="float" office:value="3.10676702442086" calcext:value-type="float">
            <text:p>3.1067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54286901617" calcext:value-type="float">
            <text:p>2.23354</text:p>
          </table:table-cell>
          <table:table-cell office:value-type="float" office:value="2.31606953802923" calcext:value-type="float">
            <text:p>2.31607</text:p>
          </table:table-cell>
          <table:table-cell office:value-type="float" office:value="3.04731429928378" calcext:value-type="float">
            <text:p>3.047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173536321934" calcext:value-type="float">
            <text:p>2.23174</text:p>
          </table:table-cell>
          <table:table-cell office:value-type="float" office:value="2.28748839752311" calcext:value-type="float">
            <text:p>2.28749</text:p>
          </table:table-cell>
          <table:table-cell office:value-type="float" office:value="3.01849496272373" calcext:value-type="float">
            <text:p>3.0184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77144016204" calcext:value-type="float">
            <text:p>2.23077</text:p>
          </table:table-cell>
          <table:table-cell office:value-type="float" office:value="2.33159358219229" calcext:value-type="float">
            <text:p>2.33159</text:p>
          </table:table-cell>
          <table:table-cell office:value-type="float" office:value="3.09406495549628" calcext:value-type="float">
            <text:p>3.0940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992539095226" calcext:value-type="float">
            <text:p>2.22993</text:p>
          </table:table-cell>
          <table:table-cell office:value-type="float" office:value="2.26186346021534" calcext:value-type="float">
            <text:p>2.26186</text:p>
          </table:table-cell>
          <table:table-cell office:value-type="float" office:value="2.97988971819226" calcext:value-type="float">
            <text:p>2.9798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65358006168" calcext:value-type="float">
            <text:p>2.22765</text:p>
          </table:table-cell>
          <table:table-cell office:value-type="float" office:value="2.28322809515938" calcext:value-type="float">
            <text:p>2.28323</text:p>
          </table:table-cell>
          <table:table-cell office:value-type="float" office:value="2.99033470231965" calcext:value-type="float">
            <text:p>2.990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76486144404" calcext:value-type="float">
            <text:p>2.22176</text:p>
          </table:table-cell>
          <table:table-cell office:value-type="float" office:value="2.27452796221265" calcext:value-type="float">
            <text:p>2.27453</text:p>
          </table:table-cell>
          <table:table-cell office:value-type="float" office:value="2.92994853736662" calcext:value-type="float">
            <text:p>2.9299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85025352383" calcext:value-type="float">
            <text:p>2.21785</text:p>
          </table:table-cell>
          <table:table-cell office:value-type="float" office:value="2.33345161149044" calcext:value-type="float">
            <text:p>2.33345</text:p>
          </table:table-cell>
          <table:table-cell office:value-type="float" office:value="3.21352609338775" calcext:value-type="float">
            <text:p>3.2135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7832742906" calcext:value-type="float">
            <text:p>2.21378</text:p>
          </table:table-cell>
          <table:table-cell office:value-type="float" office:value="2.26278113178196" calcext:value-type="float">
            <text:p>2.26278</text:p>
          </table:table-cell>
          <table:table-cell office:value-type="float" office:value="2.98813618718313" calcext:value-type="float">
            <text:p>2.9881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384710230788" calcext:value-type="float">
            <text:p>2.28385</text:p>
          </table:table-cell>
          <table:table-cell office:value-type="float" office:value="2.21245389697441" calcext:value-type="float">
            <text:p>2.21245</text:p>
          </table:table-cell>
          <table:table-cell office:value-type="float" office:value="2.81212286967711" calcext:value-type="float">
            <text:p>2.8121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763998909332" calcext:value-type="float">
            <text:p>2.20764</text:p>
          </table:table-cell>
          <table:table-cell office:value-type="float" office:value="2.31178842733282" calcext:value-type="float">
            <text:p>2.31179</text:p>
          </table:table-cell>
          <table:table-cell office:value-type="float" office:value="3.01257043074328" calcext:value-type="float">
            <text:p>3.012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0187038285" calcext:value-type="float">
            <text:p>2.20702</text:p>
          </table:table-cell>
          <table:table-cell office:value-type="float" office:value="2.35396250192492" calcext:value-type="float">
            <text:p>2.35396</text:p>
          </table:table-cell>
          <table:table-cell office:value-type="float" office:value="3.20479272360463" calcext:value-type="float">
            <text:p>3.2047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64659385185" calcext:value-type="float">
            <text:p>2.20265</text:p>
          </table:table-cell>
          <table:table-cell office:value-type="float" office:value="2.31277291074181" calcext:value-type="float">
            <text:p>2.31277</text:p>
          </table:table-cell>
          <table:table-cell office:value-type="float" office:value="3.00507262408823" calcext:value-type="float">
            <text:p>3.0050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12405596207" calcext:value-type="float">
            <text:p>2.29812</text:p>
          </table:table-cell>
          <table:table-cell office:value-type="float" office:value="2.20177458603893" calcext:value-type="float">
            <text:p>2.20177</text:p>
          </table:table-cell>
          <table:table-cell office:value-type="float" office:value="2.79065252750893" calcext:value-type="float">
            <text:p>2.7906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83435220435" calcext:value-type="float">
            <text:p>2.26983</text:p>
          </table:table-cell>
          <table:table-cell office:value-type="float" office:value="2.17993960256965" calcext:value-type="float">
            <text:p>2.17994</text:p>
          </table:table-cell>
          <table:table-cell office:value-type="float" office:value="2.79894353956639" calcext:value-type="float">
            <text:p>2.7989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98895492944" calcext:value-type="float">
            <text:p>2.26599</text:p>
          </table:table-cell>
          <table:table-cell office:value-type="float" office:value="2.17563779064674" calcext:value-type="float">
            <text:p>2.17564</text:p>
          </table:table-cell>
          <table:table-cell office:value-type="float" office:value="2.80520836689531" calcext:value-type="float">
            <text:p>2.8052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356161418075" calcext:value-type="float">
            <text:p>2.17356</text:p>
          </table:table-cell>
          <table:table-cell office:value-type="float" office:value="2.3702143440286" calcext:value-type="float">
            <text:p>2.37021</text:p>
          </table:table-cell>
          <table:table-cell office:value-type="float" office:value="3.08110651266836" calcext:value-type="float">
            <text:p>3.0811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66843679838" calcext:value-type="float">
            <text:p>2.16668</text:p>
          </table:table-cell>
          <table:table-cell office:value-type="float" office:value="2.3664795586547" calcext:value-type="float">
            <text:p>2.36648</text:p>
          </table:table-cell>
          <table:table-cell office:value-type="float" office:value="3.12730662866256" calcext:value-type="float">
            <text:p>3.1273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554408067225" calcext:value-type="float">
            <text:p>2.16554</text:p>
          </table:table-cell>
          <table:table-cell office:value-type="float" office:value="2.38283779099299" calcext:value-type="float">
            <text:p>2.38284</text:p>
          </table:table-cell>
          <table:table-cell office:value-type="float" office:value="3.08076625620259" calcext:value-type="float">
            <text:p>3.0807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570044620892" calcext:value-type="float">
            <text:p>2.1557</text:p>
          </table:table-cell>
          <table:table-cell office:value-type="float" office:value="2.37437612753997" calcext:value-type="float">
            <text:p>2.37438</text:p>
          </table:table-cell>
          <table:table-cell office:value-type="float" office:value="3.13430243803125" calcext:value-type="float">
            <text:p>3.13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057548548285" calcext:value-type="float">
            <text:p>2.15058</text:p>
          </table:table-cell>
          <table:table-cell office:value-type="float" office:value="2.36381620188625" calcext:value-type="float">
            <text:p>2.36382</text:p>
          </table:table-cell>
          <table:table-cell office:value-type="float" office:value="2.92134847084559" calcext:value-type="float">
            <text:p>2.9213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016073008256" calcext:value-type="float">
            <text:p>2.15016</text:p>
          </table:table-cell>
          <table:table-cell office:value-type="float" office:value="2.35531409772683" calcext:value-type="float">
            <text:p>2.35531</text:p>
          </table:table-cell>
          <table:table-cell office:value-type="float" office:value="2.90152601724591" calcext:value-type="float">
            <text:p>2.901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0" calcext:value-type="float">
            <text:p>0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5" calcext:value-type="float">
            <text:p>5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9:51:51.260645623</dc:date>
    <meta:document-statistic meta:table-count="1" meta:cell-count="4637" meta:object-count="0"/>
    <meta:generator>LibreOffice/4.2.8.2$Linux_X86_64 LibreOffice_project/420m0$Build-2</meta:generator>
  </office:meta>
</office:document-meta>
</file>